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6cm"/>
    </style:style>
    <style:style style:name="co2" style:family="table-column">
      <style:table-column-properties fo:break-before="auto" style:column-width="5.807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9cm"/>
    </style:style>
    <style:style style:name="ro1" style:family="table-row">
      <style:table-row-properties style:row-height="1.207cm" fo:break-before="auto" style:use-optimal-row-height="false"/>
    </style:style>
    <style:style style:name="ro2" style:family="table-row">
      <style:table-row-properties style:row-height="0.997cm" fo:break-before="auto" style:use-optimal-row-height="fals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1.2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37">
      <style:table-cell-properties fo:background-color="#99ccff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1017" table:default-cell-style-name="ce4"/>
        <table:table-row table:style-name="ro1">
          <table:table-cell table:style-name="ce1" office:value-type="string" table:number-columns-spanned="7" table:number-rows-spanned="1">
            <text:p>Project Schedule – PIL Discrete choices in Bike Sharing Transportation System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Estimated Time</text:p>
          </table:table-cell>
          <table:table-cell table:style-name="ce2" office:value-type="string">
            <text:p>Real Time</text:p>
          </table:table-cell>
          <table:table-cell table:style-name="ce2" office:value-type="string">
            <text:p>Deadline</text:p>
          </table:table-cell>
          <table:table-cell table:style-name="ce2" office:value-type="string">
            <text:p>Remarks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General</text:p>
          </table:table-cell>
          <table:table-cell office:value-type="string">
            <text:p>Organisation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table:formula="of:=2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eetings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5" table:number-columns-repeated="3"/>
          <table:table-cell table:style-name="ce5" table:formula="of:=SUM([.E3:.E4])" office:value-type="float" office:value="3">
            <text:p>3</text:p>
          </table:table-cell>
          <table:table-cell table:style-name="ce5" office:value-type="string">
            <text:p>-</text:p>
          </table:table-cell>
          <table:table-cell table:style-name="ce5"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Biblio</text:p>
          </table:table-cell>
          <table:table-cell office:value-type="string">
            <text:p>Documentation on Vlib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tatistical analyses and datamining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iscrete choices models ?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iblio Synthesis population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Write Bibliographic report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SUM([.D7:.D11])" office:value-type="float" office:value="8">
            <text:p>8</text:p>
          </table:table-cell>
          <table:table-cell table:style-name="ce5" table:formula="of:=SUM([.E7:.E11])" office:value-type="float" office:value="2">
            <text:p>2</text:p>
          </table:table-cell>
          <table:table-cell table:style-name="ce6" office:value-type="date" office:date-value="2014-03-30">
            <text:p>30/03/14</text:p>
          </table:table-cell>
          <table:table-cell table:style-name="ce5"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Development</text:p>
          </table:table-cell>
          <table:table-cell office:value-type="string">
            <text:p>Brainstorming for Questionnaire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Detailed elaboration of questionnaire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Writing of pilote questionnaire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Coding of flexible Platform / database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SUM([.D14:.D17])" office:value-type="float" office:value="15">
            <text:p>15</text:p>
          </table:table-cell>
          <table:table-cell table:style-name="ce5" table:formula="of:=SUM([.E14:.E17])" office:value-type="float" office:value="1">
            <text:p>1</text:p>
          </table:table-cell>
          <table:table-cell table:style-name="ce6" office:value-type="date" office:date-value="2014-04-15">
            <text:p>15/04/14</text:p>
          </table:table-cell>
          <table:table-cell table:style-name="ce5"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Enquete</text:p>
          </table:table-cell>
          <table:table-cell office:value-type="string">
            <text:p>Field work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+ more time not during work hours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ta export and cleaning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6">
          <table:table-cell table:style-name="ce3"/>
          <table:table-cell table:style-name="ce5" table:number-columns-repeated="2"/>
          <table:table-cell table:style-name="ce5" table:formula="of:=SUM([.D20:.D21])" office:value-type="float" office:value="10">
            <text:p>10</text:p>
          </table:table-cell>
          <table:table-cell table:style-name="ce5"/>
          <table:table-cell table:style-name="ce6" office:value-type="date" office:date-value="2014-05-15">
            <text:p>15/05/14</text:p>
          </table:table-cell>
          <table:table-cell table:style-name="ce5" office:value-type="string">
            <text:p>One entire month because need test of pilote questionnaire, revision, etc</text:p>
          </table:table-cell>
          <table:table-cell table:style-name="ce5"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Modelling</text:p>
          </table:table-cell>
          <table:table-cell office:value-type="string">
            <text:p>Formalisation of discrete choice models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alibration and estimation on data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nalysis and synthesis of results (written report)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opulation synthetisation in ABM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iscrete choice in ABM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Calibration of ABM, use of calibrated model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nalysis of ABM results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SUM([.D24:.D30])" office:value-type="float" office:value="18">
            <text:p>18</text:p>
          </table:table-cell>
          <table:table-cell table:style-name="ce5"/>
          <table:table-cell table:style-name="ce6" office:value-type="date" office:date-value="2014-06-10">
            <text:p>10/06/14</text:p>
          </table:table-cell>
          <table:table-cell table:style-name="ce5"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Writing</text:p>
          </table:table-cell>
          <table:table-cell office:value-type="string">
            <text:p>Gathering already written part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eport for pil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7" office:value-type="date" office:date-value="2014-06-20">
            <text:p>20/06/14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Writing the paper</text:p>
          </table:table-cell>
          <table:table-cell/>
          <table:table-cell office:value-type="string">
            <text:p>?</text:p>
          </table:table-cell>
          <table:table-cell/>
          <table:table-cell table:style-name="ce7" office:value-type="date" office:date-value="2014-07-15">
            <text:p>15/07/14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18/03/2014</text:date>, <text:time>17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4-03-18T16:09:05</meta:creation-date>
    <dc:date>2014-03-18T17:43:51</dc:date>
    <dc:creator>Juste Raimbault</dc:creator>
    <meta:editing-duration>PT1H19M35S</meta:editing-duration>
    <meta:editing-cycles>4</meta:editing-cycles>
    <meta:generator>OpenOffice/4.0.1$Unix OpenOffice.org_project/401m5$Build-9714</meta:generator>
    <meta:document-statistic meta:table-count="3" meta:cell-count="82" meta:object-count="0"/>
  </office:meta>
</office:document-meta>
</file>